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F93A69D4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63cb"/>
    </style:style>
    <style:style style:name="P2" style:family="paragraph" style:parent-style-name="Standard">
      <style:paragraph-properties fo:text-align="start" style:justify-single-word="false"/>
      <style:text-properties officeooo:paragraph-rsid="001863cb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863cb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T3" style:family="text">
      <style:text-properties officeooo:rsid="0019d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Distance, Velocity, and Time</text:p>
      <text:p text:style-name="P1"/>
      <text:list xml:id="list2290481457819620045" text:style-name="L1">
        <text:list-item>
          <text:p text:style-name="P3">You are being chased by velociraptors. <text:s/>If you know that it takes a velociraptor <text:span text:style-name="T3">5</text:span> seconds to run 100 meters, what is the minimum speed you need to drive (in meters per second) in order to <text:span text:style-name="T2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14535936606982" text:continue-numbering="true" text:style-name="L1">
        <text:list-item>
          <text:p text:style-name="P3">A bowling alley is 19.16 meters long. <text:s/>If it takes <text:span text:style-name="T3">6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14536189593324" text:continue-numbering="true" text:style-name="L1">
        <text:list-item>
          <text:p text:style-name="P3">How far does a baseball travel if it is airborne for 10 seconds, traveling at a speed of <text:span text:style-name="T3">4</text:span>0 m/s?</text:p>
        </text:list-item>
      </text:list>
      <text:p text:style-name="P2"/>
      <text:p text:style-name="P2"/>
      <text:p text:style-name="P2"/>
      <text:p text:style-name="P2"/>
      <text:list xml:id="list214535812576197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3">8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14536096061831" text:continue-numbering="true" text:style-name="L1">
        <text:list-item>
          <text:p text:style-name="P3">Sound travels through the air at an average speed of 343 m/s. If a lightning bolt is seen 1<text:span text:style-name="T3">8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14535989528311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14534988663839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3">6</text:span>,000 meters away. <text:s/>For the first <text:span text:style-name="T3">4</text:span>,000 meters you travel at an average rate of 1 meter per second. <text:s/>You then meet a brainless companion who likes to dance and sing, which only <text:s/>slows you down to a speed of 0.5 meters per second for the next <text:span text:style-name="T3">4</text:span>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536199380793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536949875174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535136673525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14535382772232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14536845035246" text:continue-numbering="true" text:style-name="L1">
        <text:list-item>
          <text:p text:style-name="P3">Frodo and Sam are <text:span text:style-name="T3">9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536748625344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1" text:anchor-type="paragraph" svg:x="-0.1807in" svg:y="-0.4654in" svg:width="1in" svg:height="1in" draw:z-index="3"><draw:image xlink:href="Pictures/100002010000012C0000012CF93A69D4.png" xlink:type="simple" xlink:show="embed" xlink:actuate="onLoad"/></draw:frame> <text:s text:c="20"/>Name:<text:tab/><text:tab/><text:date style:data-style-name="N37" text:date-value="2013-11-02T21:45:34.885429870" text:date-adjust="PT24H00M00S">11/03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21:39:38.108783433</meta:creation-date>
    <meta:editing-duration>P0D</meta:editing-duration>
    <meta:editing-cycles>3</meta:editing-cycles>
    <meta:generator>LibreOffice/4.1.2.3$Linux_X86_64 LibreOffice_project/410$Build-3</meta:generator>
    <meta:initial-creator>Jonas Williamson</meta:initial-creator>
    <dc:date>2013-11-02T21:45:34.861180222</dc:date>
    <dc:creator>Jonas Williamson</dc:creator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